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Adaptive Compression and Compression for Adaptation</text:title></text:p>
      <text:p text:style-name="OrgTitle"/>
      <text:p text:style-name="OrgSubtitle"><text:initial-creator>Gergely Flamich</text:initial-creator></text:p>
      <text:p text:style-name="OrgSubtitle"/>
      <text:p text:style-name="OrgSubtitle">13/11/2024</text:p>
      <text:p text:style-name="OrgSubtitle"/>
      <text:h text:style-name="Heading_20_1_unnumbered" text:outline-level="1" text:is-list-header="true">
<text:bookmark-start text:name="OrgXref.org17ea69d"/>
<text:bookmark text:name="org17ea69d"/>About me
<text:bookmark-end text:name="OrgXref.org17ea69d"/></text:h>
      <text:list text:style-name="OrgBulletedList" text:continue-numbering="false">
        <text:list-item>
          <text:p text:style-name="Text_20_body">Joint BSc (Hons) in Mathematics and Computer Science, University of St Andrews
</text:p>
          <text:list text:style-name="OrgBulletedList" text:continue-numbering="true">
            <text:list-item>
              <text:p text:style-name="Text_20_body">Three internships as RA
</text:p>
            </text:list-item>
            <text:list-item>
              <text:p text:style-name="Text_20_body">Graduated as valedictorian in Computer Science and first overall
</text:p>
            </text:list-item>
          </text:list>
        </text:list-item>
        <text:list-item>
          <text:p text:style-name="Text_20_body">MPhil in Machine Learning and Machine Intelligence, University of Cambridge
</text:p>
          <text:list text:style-name="OrgBulletedList" text:continue-numbering="true">
            <text:list-item>
              <text:p text:style-name="Text_20_body">Graduated with commendation
</text:p>
            </text:list-item>
          </text:list>
        </text:list-item>
      </text:list>
      <text:h text:style-name="Heading_20_1_unnumbered" text:outline-level="1" text:is-list-header="true">
<text:bookmark-start text:name="OrgXref.org55ff7bf"/>
<text:bookmark text:name="org55ff7bf"/>About me
<text:bookmark-end text:name="OrgXref.org55ff7bf"/></text:h>
      <text:list text:style-name="OrgBulletedList" text:continue-numbering="false">
        <text:list-item>
          <text:p text:style-name="Text_20_body">PhD in Advanced Machine Learning, University of Cambridge
</text:p>
          <text:list text:style-name="OrgBulletedList" text:continue-numbering="true">
            <text:list-item>
              <text:p text:style-name="Text_20_body">Research at intersection of machine learning
</text:p>
            </text:list-item>
            <text:list-item>
              <text:p text:style-name="Text_20_body">fundamental theoretical contributions: data compression algorithms and ML techniques
</text:p>
            </text:list-item>
            <text:list-item>
              <text:p text:style-name="Text_20_body">supervised 3 MPhil theses, 2 undergraduate research projects
</text:p>
            </text:list-item>
            <text:list-item>
              <text:p text:style-name="Text_20_body">expected to graduate in spring 2025
</text:p>
            </text:list-item>
          </text:list>
        </text:list-item>
        <text:list-item>
          <text:p text:style-name="Text_20_body">Internship at Google Brain London
</text:p>
        </text:list-item>
        <text:list-item>
          <text:p text:style-name="Text_20_body">Internship at Google Research Berlin
</text:p>
        </text:list-item>
      </text:list>
      <text:h text:style-name="Heading_20_1_unnumbered" text:outline-level="1" text:is-list-header="true">
<text:bookmark-start text:name="OrgXref.orgbf6418c"/>
<text:bookmark text:name="orgbf6418c"/>Adaptive Compression
<text:bookmark-end text:name="OrgXref.orgbf6418c"/></text:h>
      <text:list text:style-name="OrgBulletedList" text:continue-numbering="false">
        <text:list-item>
          <text:p text:style-name="Text_20_body">Develop scalable, highly energy-efficient ML-based compression algorithms
</text:p>
        </text:list-item>
        <text:list-item>
nil
</text:list-item>
      </text:list>
      <text:h text:style-name="Heading_20_1_unnumbered" text:outline-level="1" text:is-list-header="true">
<text:bookmark-start text:name="OrgXref.org3ce8e5f"/>
<text:bookmark text:name="org3ce8e5f"/>Compression for adaptation
<text:bookmark-end text:name="OrgXref.org3ce8e5f"/></text:h>
      <text:list text:style-name="OrgBulletedList" text:continue-numbering="false">
        <text:list-item>
          <text:p text:style-name="Text_20_body">Understanding understanding (and reasoning) through algorithmic information theory
</text:p>
        </text:list-item>
        <text:list-item>
          <text:p text:style-name="Text_20_body">What cause-and-effect relationships can infinitely powerful computers discover?
</text:p>
        </text:list-item>
      </text:list>
      <text:h text:style-name="Heading_20_1_unnumbered" text:outline-level="1" text:is-list-header="true">
<text:bookmark-start text:name="OrgXref.org1d66b86"/>
<text:bookmark text:name="org1d66b86"/>fit with imperial's academic strategy and cross-cutting sub-themes
<text:bookmark-end text:name="OrgXref.org1d66b86"/></text:h>
      <text:h text:style-name="Heading_20_1_unnumbered" text:outline-level="1" text:is-list-header="true">
<text:bookmark-start text:name="OrgXref.org4e220eb"/>
<text:bookmark text:name="org4e220eb"/>the sponsor and host lab
<text:bookmark-end text:name="OrgXref.org4e220eb"/></text:h>
      <text:list text:style-name="OrgBulletedList" text:continue-numbering="false">
        <text:list-item>
          <text:p text:style-name="Text_20_body">Sponsor: Prof Deniz Gunduz
</text:p>
          <text:list text:style-name="OrgBulletedList" text:continue-numbering="true">
            <text:list-item>
nil
</text:list-item>
          </text:list>
        </text:list-item>
        <text:list-item>
          <text:p text:style-name="Text_20_body">Host lab: Information Processing and Communications Lab
</text:p>
        </text:list-item>
      </text:list>
      <text:h text:style-name="Heading_20_1_unnumbered" text:outline-level="1" text:is-list-header="true">
<text:bookmark-start text:name="OrgXref.orgd0ee12f"/>
<text:bookmark text:name="orgd0ee12f"/>how the scheme will benefit me
<text:bookmark-end text:name="OrgXref.orgd0ee12f"/></text:h>
      <text:list text:style-name="OrgBulletedList" text:continue-numbering="false">
        <text:list-item>
          <text:p text:style-name="Text_20_body">work on independent, blue-sky research that could have a significant impact on the sciences
</text:p>
        </text:list-item>
        <text:list-item>
          <text:p text:style-name="Text_20_body">work towards commercialisation of compression research
</text:p>
          <text:list text:style-name="OrgBulletedList" text:continue-numbering="true">
            <text:list-item>
              <text:p text:style-name="Text_20_body">Imperial has significant support for this
</text:p>
            </text:list-item>
          </text:list>
        </text:list-item>
      </text:list>
      <text:h text:style-name="Heading_20_1_unnumbered" text:outline-level="1" text:is-list-header="true">
<text:bookmark-start text:name="OrgXref.org7540ecf"/>
<text:bookmark text:name="org7540ecf"/>proposed contributions
<text:bookmark-end text:name="OrgXref.org7540ecf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ergely Flamich</dc:creator>
    <meta:initial-creator>Gergely Flamich</meta:initial-creator>
    <dc:date>2024-11-07T10:32:45</dc:date>
    <meta:creation-date>2024-11-07T10:32:45</meta:creation-date>
    <meta:generator>Emacs 28.2 (Org mode 9.7.15)</meta:generator>
    <meta:keyword/>
    <dc:subject/>
    <dc:title>Adaptive Compression and Compression for Adaptation</dc:title>
  </office:meta>
</office:document-meta>
</file>